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3.478cm"/>
    </style:style>
    <style:style style:name="gr5" style:family="graphic" style:parent-style-name="standard">
      <style:graphic-properties svg:stroke-color="#000000" draw:fill="none" draw:textarea-vertical-align="top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4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115cm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0cm" fo:min-width="0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5.207cm" svg:height="1.016cm" svg:x="2.524cm" svg:y="2.778cm">
          <text:p text:style-name="P1"><text:span text:style-name="T1">- Information in Dataset and KBase</text:span></text:p>
          <text:p text:style-name="P1"><text:span text:style-name="T1">- Recommended items</text:span></text:p>
        </draw:rect>
        <draw:rect draw:style-name="gr1" draw:text-style-name="P2" xml:id="id1" draw:id="id1" draw:layer="layout" svg:width="6.934cm" svg:height="1.016cm" svg:x="8.925cm" svg:y="2.779cm">
          <text:p text:style-name="P1"><text:span text:style-name="T1">- Information queries and update requirements</text:span></text:p>
          <text:p text:style-name="P1"><text:span text:style-name="T1">- Recommendation requirements</text:span></text:p>
        </draw:rect>
        <draw:rect draw:style-name="gr2" draw:text-style-name="P4" xml:id="id2" draw:id="id2" draw:layer="layout" svg:width="3.683cm" svg:height="1.524cm" svg:x="6.915cm" svg:y="4.356cm">
          <text:p text:style-name="P3"><text:span text:style-name="T2">Interface Layer</text:span></text:p>
          <text:p text:style-name="P1"><text:span text:style-name="T1">- </text:span><text:span text:style-name="T3">Listener / Balancer</text:span></text:p>
          <text:p text:style-name="P1"><text:span text:style-name="T1">- Interpreter</text:span></text:p>
        </draw:rect>
        <draw:connector draw:style-name="gr3" draw:text-style-name="P3" draw:layer="layout" draw:type="line" svg:x1="12.392cm" svg:y1="3.795cm" svg:x2="10.598cm" svg:y2="5.118cm" draw:start-shape="id1" draw:start-glue-point="2" draw:end-shape="id2" draw:end-glue-point="1" svg:d="M12392 3795l-1794 1323">
          <text:p/>
        </draw:connector>
        <draw:connector draw:style-name="gr3" draw:text-style-name="P3" draw:layer="layout" draw:type="line" svg:x1="6.915cm" svg:y1="5.118cm" svg:x2="5.127cm" svg:y2="3.794cm" draw:start-shape="id2" draw:end-shape="id3" draw:end-glue-point="2" svg:d="M6915 5118l-1788-1324">
          <text:p/>
        </draw:connector>
        <draw:rect draw:style-name="gr2" draw:text-style-name="P5" xml:id="id5" draw:id="id5" draw:layer="layout" svg:width="2.413cm" svg:height="0.762cm" svg:x="3.61cm" svg:y="7.742cm">
          <text:p text:style-name="P3"><text:span text:style-name="T1">Storage service</text:span></text:p>
        </draw:rect>
        <draw:rect draw:style-name="gr2" draw:text-style-name="P5" xml:id="id4" draw:id="id4" draw:layer="layout" svg:width="3.465cm" svg:height="0.762cm" svg:x="10.411cm" svg:y="7.742cm">
          <text:p text:style-name="P3"><text:span text:style-name="T1">Recommender service</text:span></text:p>
        </draw:rect>
        <draw:connector draw:style-name="gr3" draw:text-style-name="P3" draw:layer="layout" draw:type="line" svg:x1="10.411cm" svg:y1="8.123cm" svg:x2="6.023cm" svg:y2="8.123cm" draw:start-shape="id4" draw:start-glue-point="3" draw:end-shape="id5" draw:end-glue-point="1" svg:d="M10411 8123h-4388">
          <text:p/>
        </draw:connector>
        <draw:frame draw:style-name="gr4" draw:text-style-name="P6" draw:layer="layout" svg:width="3.978cm" svg:height="0.611cm" svg:x="6.485cm" svg:y="8.001cm">
          <draw:text-box>
            <text:p><text:span text:style-name="T4">require snapshots, scanners</text:span></text:p>
          </draw:text-box>
        </draw:frame>
        <draw:rect draw:style-name="gr5" draw:text-style-name="P7" xml:id="id11" draw:id="id11" draw:layer="layout" svg:width="11.43cm" svg:height="1.905cm" svg:x="3.005cm" svg:y="7.134cm">
          <text:p text:style-name="P3"><text:span text:style-name="T5">Service Layer</text:span></text:p>
        </draw:rect>
        <draw:rect draw:style-name="gr5" draw:text-style-name="P4" xml:id="id6" draw:id="id6" draw:layer="layout" svg:width="4.445cm" svg:height="1.416cm" svg:x="6.369cm" svg:y="9.444cm">
          <text:p text:style-name="P3"><text:span text:style-name="T2">Share Memory Layer</text:span></text:p>
          <text:p text:style-name="P1"><text:span text:style-name="T1">- Snapshots 1, 2, 3,...</text:span></text:p>
          <text:p text:style-name="P1"><text:span text:style-name="T1">- Scanners 1, 2, 3,...</text:span></text:p>
        </draw:rect>
        <draw:connector draw:style-name="gr6" draw:text-style-name="P3" draw:layer="layout" draw:type="line" svg:x1="4.816cm" svg:y1="8.504cm" svg:x2="6.369cm" svg:y2="10.152cm" draw:start-shape="id5" draw:start-glue-point="2" draw:end-shape="id6" svg:d="M4816 8504l1553 1648">
          <text:p/>
        </draw:connector>
        <draw:connector draw:style-name="gr3" draw:text-style-name="P3" draw:layer="layout" draw:type="line" svg:x1="12.143cm" svg:y1="8.504cm" svg:x2="10.814cm" svg:y2="10.152cm" draw:start-shape="id4" draw:start-glue-point="2" draw:end-shape="id6" draw:end-glue-point="1" svg:d="M12143 8504l-1329 1648">
          <text:p/>
        </draw:connector>
        <draw:rect draw:style-name="gr5" draw:text-style-name="P4" xml:id="id7" draw:id="id7" draw:layer="layout" svg:width="4.445cm" svg:height="1.524cm" svg:x="6.37cm" svg:y="11.345cm">
          <text:p text:style-name="P3"><text:span text:style-name="T2">Transaction Layer</text:span></text:p>
          <text:p text:style-name="P1"><text:span text:style-name="T1">- Access queue</text:span></text:p>
          <text:p text:style-name="P1"><text:span text:style-name="T1">- Isolator</text:span></text:p>
        </draw:rect>
        <draw:connector draw:style-name="gr6" draw:text-style-name="P3" draw:layer="layout" draw:line-skew="-0.358cm" svg:x1="3.61cm" svg:y1="8.123cm" svg:x2="6.37cm" svg:y2="12.107cm" draw:start-shape="id5" draw:start-glue-point="3" draw:end-shape="id7" draw:end-glue-point="3" svg:d="M3610 8123h-859v3984h3619">
          <text:p/>
        </draw:connector>
        <draw:rect draw:style-name="gr5" draw:text-style-name="P4" xml:id="id8" draw:id="id8" draw:layer="layout" svg:width="6.821cm" svg:height="1.524cm" svg:x="5.171cm" svg:y="14.045cm">
          <text:p text:style-name="P3"><text:span text:style-name="T2">Data Layer</text:span></text:p>
          <text:p text:style-name="P1"><text:span text:style-name="T1">- Reader / Writer / Parser / Modeler</text:span></text:p>
          <text:p text:style-name="P1"><text:span text:style-name="T1">- Check point recovery</text:span></text:p>
        </draw:rect>
        <draw:connector draw:style-name="gr6" draw:text-style-name="P3" draw:layer="layout" draw:type="line" svg:x1="8.592cm" svg:y1="12.869cm" svg:x2="8.581cm" svg:y2="14.045cm" draw:start-shape="id7" draw:start-glue-point="2" draw:end-shape="id8" draw:end-glue-point="0" svg:d="M8592 12869l-11 1176">
          <text:p/>
        </draw:connector>
        <draw:custom-shape draw:style-name="gr7" draw:text-style-name="P4" xml:id="id9" draw:id="id9" draw:layer="layout" svg:width="5.08cm" svg:height="2.043cm" svg:x="3.959cm" svg:y="16.737cm">
          <text:p text:style-name="P3"><text:span text:style-name="T2">Dataset </text:span><text:span text:style-name="T6">or </text:span><text:span text:style-name="T2">Raw rating data</text:span></text:p>
          <text:p text:style-name="P1"><text:span text:style-name="T1">- Text files, CSV files,...</text:span></text:p>
          <text:p text:style-name="P1"><text:span text:style-name="T1">- Datab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xml:id="id10" draw:id="id10" draw:layer="layout" svg:width="3.092cm" svg:height="2.032cm" svg:x="9.592cm" svg:y="16.738cm">
          <text:p text:style-name="P3"><text:span text:style-name="T2">KBase</text:span></text:p>
          <text:p text:style-name="P1"><text:span text:style-name="T1">- Algorithm-aware</text:span></text:p>
          <text:p text:style-name="P1"><text:span text:style-name="T1">- Application-awa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draw:type="line" svg:x1="8.581cm" svg:y1="15.569cm" svg:x2="6.499cm" svg:y2="16.737cm" draw:start-shape="id8" draw:start-glue-point="2" draw:end-shape="id9" draw:end-glue-point="5" svg:d="M8581 15569l-2082 1168">
          <text:p/>
        </draw:connector>
        <draw:connector draw:style-name="gr6" draw:text-style-name="P3" draw:layer="layout" draw:type="line" svg:x1="8.581cm" svg:y1="15.569cm" svg:x2="11.138cm" svg:y2="16.738cm" draw:start-shape="id8" draw:start-glue-point="2" draw:end-shape="id10" draw:end-glue-point="5" svg:d="M8581 15569l2557 1169">
          <text:p/>
        </draw:connector>
        <draw:frame draw:style-name="gr8" draw:text-style-name="P6" draw:layer="layout" svg:width="3.144cm" svg:height="0.611cm" svg:x="9.981cm" svg:y="15.829cm">
          <draw:text-box>
            <text:p><text:span text:style-name="T4">read / write / recover</text:span></text:p>
          </draw:text-box>
        </draw:frame>
        <draw:frame draw:style-name="gr8" draw:text-style-name="P6" draw:layer="layout" svg:width="3.144cm" svg:height="0.611cm" svg:x="4.481cm" svg:y="15.83cm">
          <draw:text-box>
            <text:p><text:span text:style-name="T4">read / write / recover</text:span></text:p>
          </draw:text-box>
        </draw:frame>
        <draw:frame draw:style-name="gr9" draw:text-style-name="P6" draw:layer="layout" svg:width="0.925cm" svg:height="0.611cm" svg:x="11.181cm" svg:y="9.33cm">
          <draw:text-box>
            <text:p><text:span text:style-name="T4">use</text:span></text:p>
          </draw:text-box>
        </draw:frame>
        <draw:connector draw:style-name="gr6" draw:text-style-name="P3" draw:layer="layout" draw:type="line" svg:x1="8.756cm" svg:y1="5.88cm" svg:x2="8.72cm" svg:y2="7.134cm" draw:start-shape="id2" draw:start-glue-point="2" draw:end-shape="id11" draw:end-glue-point="0" svg:d="M8756 5880l-36 1254">
          <text:p/>
        </draw:connector>
        <draw:frame draw:style-name="gr10" draw:text-style-name="P6" draw:layer="layout" svg:width="2.949cm" svg:height="0.611cm" svg:x="3.182cm" svg:y="9.431cm">
          <draw:text-box>
            <text:p><text:span text:style-name="T4">create / read / write</text:span></text:p>
          </draw:text-box>
        </draw:frame>
        <draw:frame draw:style-name="gr11" draw:text-style-name="P6" draw:layer="layout" svg:width="1.455cm" svg:height="0.611cm" svg:x="8.682cm" svg:y="6.231cm">
          <draw:text-box>
            <text:p><text:span text:style-name="T4">interact</text:span></text:p>
          </draw:text-box>
        </draw:frame>
        <draw:frame draw:style-name="gr12" draw:text-style-name="P6" draw:layer="layout" svg:width="1.421cm" svg:height="0.611cm" svg:x="11.383cm" svg:y="4.232cm">
          <draw:text-box>
            <text:p><text:span text:style-name="T4">request</text:span></text:p>
          </draw:text-box>
        </draw:frame>
        <draw:frame draw:style-name="gr13" draw:text-style-name="P6" draw:layer="layout" svg:width="1.615cm" svg:height="0.611cm" svg:x="4.584cm" svg:y="4.233cm">
          <draw:text-box>
            <text:p><text:span text:style-name="T4">response</text:span></text:p>
          </draw:text-box>
        </draw:frame>
        <draw:frame draw:style-name="gr11" draw:text-style-name="P6" draw:layer="layout" svg:width="1.455cm" svg:height="0.611cm" svg:x="8.583cm" svg:y="13.132cm">
          <draw:text-box>
            <text:p><text:span text:style-name="T4">interact</text:span></text:p>
          </draw:text-box>
        </draw:frame>
        <draw:custom-shape draw:style-name="gr14" draw:text-style-name="P8" draw:layer="layout" svg:width="4.572cm" svg:height="1.016cm" svg:x="11.033cm" svg:y="10.26cm">
          <text:p text:style-name="P8"><text:span text:style-name="T4">Snapshot or scanner is an image </text:span></text:p>
          <text:p text:style-name="P8"><text:span text:style-name="T4">of piece of Dataset and KBase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69.101246446534 16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3:13:17.90</meta:creation-date>
    <dc:date>2015-09-16T13:45:30.68</dc:date>
    <dc:creator>Loc Nguyen</dc:creator>
    <meta:editing-duration>PT1H23M42S</meta:editing-duration>
    <meta:editing-cycles>44</meta:editing-cycles>
    <meta:generator>OpenOffice/4.1.1$Win32 OpenOffice.org_project/411m6$Build-9775</meta:generator>
    <meta:document-statistic meta:object-count="31"/>
  </office:meta>
</office:document-meta>
</file>